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style>
    <style:style style:name="P7" style:family="paragraph" style:parent-style-name="Preformatted_20_Text" style:list-style-name="L5">
      <style:paragraph-properties fo:text-align="justify" style:justify-single-word="false"/>
      <style:text-properties style:font-name="Courier New" fo:font-size="10pt" fo:font-weight="normal" style:font-name-asian="Courier New" style:font-size-asian="10pt" style:font-weight-asian="normal" style:font-name-complex="Courier New" style:font-size-complex="10pt" style:font-weight-complex="normal"/>
    </style:style>
    <style:style style:name="P8" style:family="paragraph" style:parent-style-name="Standard" style:list-style-name="L1">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text-align="start" style:justify-single-word="false"/>
      <style:text-properties fo:font-weight="normal" style:font-weight-asian="normal" style:font-weight-complex="normal"/>
    </style:style>
    <style:style style:name="P10" style:family="paragraph" style:parent-style-name="Standard" style:list-style-name="L4">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list-style-name="L2">
      <style:paragraph-properties fo:text-align="justify" style:justify-single-word="false"/>
      <style:text-properties fo:font-weight="normal" style:font-weight-asian="normal" style:font-weight-complex="normal"/>
    </style:style>
    <style:style style:name="P13" style:family="paragraph" style:parent-style-name="Standard" style:list-style-name="L3">
      <style:paragraph-properties fo:text-align="justify" style:justify-single-word="false"/>
      <style:text-properties fo:font-weight="normal" style:font-weight-asian="normal" style:font-weight-complex="normal"/>
    </style:style>
    <style:style style:name="P14" style:family="paragraph" style:parent-style-name="Standard" style:list-style-name="L5">
      <style:paragraph-properties fo:text-align="justify" style:justify-single-word="false"/>
      <style:text-properties fo:font-weight="normal" style:font-weight-asian="normal" style:font-weight-complex="normal"/>
    </style:style>
    <style:style style:name="P15" style:family="paragraph" style:parent-style-name="Standard" style:list-style-name="L6">
      <style:paragraph-properties fo:text-align="justify" style:justify-single-word="false"/>
      <style:text-properties fo:font-weight="normal" style:font-weight-asian="normal" style:font-weight-complex="normal"/>
    </style:style>
    <style:style style:name="P16" style:family="paragraph" style:parent-style-name="Standard" style:list-style-name="L4">
      <style:paragraph-properties fo:text-align="start" style:justify-single-word="false"/>
      <style:text-properties style:font-name="Courier New" fo:font-size="10pt" fo:font-weight="normal" style:font-name-asian="Courier New" style:font-size-asian="10pt" style:font-weight-asian="normal" style:font-name-complex="Courier New" style:font-size-complex="10pt" style:font-weight-complex="normal"/>
    </style:style>
    <style:style style:name="P17" style:family="paragraph" style:parent-style-name="Standard" style:list-style-name="L5">
      <style:paragraph-properties fo:text-align="justify" style:justify-single-word="false"/>
      <style:text-properties style:font-name="Courier New" fo:font-size="10pt" fo:font-weight="normal" style:font-name-asian="Courier New" style:font-size-asian="10pt" style:font-weight-asian="normal" style:font-name-complex="Courier New" style:font-size-complex="10pt" style:font-weight-complex="normal"/>
    </style:style>
    <style:style style:name="P18" style:family="paragraph" style:parent-style-name="Standard" style:list-style-name="L5">
      <style:paragraph-properties fo:text-align="justify" style:justify-single-word="false"/>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P19" style:family="paragraph" style:parent-style-name="Standard" style:list-style-name="L5">
      <style:paragraph-properties fo:text-align="justify" style:justify-single-word="false"/>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T1" style:family="text">
      <style:text-properties fo:color="#008080"/>
    </style:style>
    <style:style style:name="T2" style:family="text">
      <style:text-properties fo:color="#008080" style:font-name="Courier New" fo:font-size="10pt" style:font-name-asian="Courier New" style:font-size-asian="10pt" style:font-name-complex="Courier New" style:font-size-complex="10pt"/>
    </style:style>
    <style:style style:name="T3" style:family="text">
      <style:text-properties fo:color="#3f7f7f"/>
    </style:style>
    <style:style style:name="T4" style:family="text">
      <style:text-properties fo:color="#3f7f7f" style:font-name="Courier New" fo:font-size="10pt" style:font-name-asian="Courier New" style:font-size-asian="10pt" style:font-name-complex="Courier New" style:font-size-complex="10pt"/>
    </style:style>
    <style:style style:name="T5" style:family="text">
      <style:text-properties fo:color="#7f007f"/>
    </style:style>
    <style:style style:name="T6" style:family="text">
      <style:text-properties fo:color="#7f007f" style:font-name="Courier New" fo:font-size="10pt" style:font-name-asian="Courier New" style:font-size-asian="10pt" style:font-name-complex="Courier New" style:font-size-complex="10pt"/>
    </style:style>
    <style:style style:name="T7" style:family="text">
      <style:text-properties fo:color="#000000"/>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2a00ff" fo:font-style="italic" style:font-style-asian="italic" style:font-style-complex="italic"/>
    </style:style>
    <style:style style:name="T10" style:family="text">
      <style:text-properties fo:color="#2a00ff" style:font-name="Courier New" fo:font-size="10pt" fo:font-style="italic" style:font-name-asian="Courier New" style:font-size-asian="10pt" style:font-style-asian="italic" style:font-name-complex="Courier New" style:font-size-complex="10pt" style:font-style-complex="italic"/>
    </style:style>
    <style:style style:name="T11" style:family="text">
      <style:text-properties style:font-name="Courier New" fo:font-size="10pt" style:font-name-asian="Courier New" style:font-size-asian="10pt" style:font-name-complex="Courier New" style:font-size-complex="10pt"/>
    </style:style>
    <style:style style:name="T12"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sos para la realización de la prueba de Android para BQ</text:p>
      <text:p text:style-name="P1">Autor: Álvaro Ramírez</text:p>
      <text:p text:style-name="P1"/>
      <text:p text:style-name="P3">(NOTA: Documento en proceso de elaboración...)</text:p>
      <text:p text:style-name="P3"/>
      <text:p text:style-name="P4">El presente documento describe el conjunto de pasos seguidos para la realización y subida al repositorio GitHub de la prueba de Android. No trataremos detalles de eficiencia del código de software, sino que se indicarán brevemente los pasos con claridad, junto con una explicación en algunos casos. También comentaremos el procedimiento seguido para la instalación del software necesario para la programación, y algunos detalles varios.</text:p>
      <text:p text:style-name="P4"/>
      <text:p text:style-name="P4">La App se compone básicamente de ficheros java y XML. Dado que nos piden centrarnos sólo en la funcionalidad por encima de la interfaz gráfica, los ficheros XML (qué definen el aspecto de cada pantalla) no han sido especialmente trabajados. Comentaremos además los cambios necesarios a realizar en el fichero especial AndroidManifest.xml para incluir algunos permisos y realizar otros cambios.</text:p>
      <text:p text:style-name="P4"/>
      <text:p text:style-name="P4">Pese a que el lenguaje utilizado en este escrito no será muy técnico, hemos supuesto que está dirigido a personas con conocimientos, por lo que no se explicarán detalles básicos.</text:p>
      <text:p text:style-name="P4"/>
      <text:p text:style-name="P4">Se exponen a continuación los pasos previos al desarrollo de la App:</text:p>
      <text:p text:style-name="P4"/>
      <text:list xml:id="list6530378669925968436" text:style-name="L1">
        <text:list-item>
          <text:p text:style-name="P8">Instalación de Eclipse, Android ADT plugin y Egit. Éste último para subir mediante git nuestros ficheros al repositorio creado (punto 2).</text:p>
        </text:list-item>
      </text:list>
      <text:p text:style-name="P2"/>
      <text:list xml:id="list37450650" text:continue-numbering="true" text:style-name="L1">
        <text:list-item>
          <text:p text:style-name="P8">Creación de cuenta de usuario “bq-Alvaro-Ramirez” y del repositorio “bq_Caso_Android_Alvaro_Ramirez” en GitHub.</text:p>
        </text:list-item>
      </text:list>
      <text:p text:style-name="P2"/>
      <text:list xml:id="list37426549" text:continue-numbering="true" text:style-name="L1">
        <text:list-item>
          <text:p text:style-name="P8">Integración y configuración de GitHub en Eclipse. </text:p>
          <text:p text:style-name="P8"/>
        </text:list-item>
        <text:list-item>
          <text:p text:style-name="P8">Incluir las librerías de DropBox en nuestro proyecto de Eclipse para poder usar su API. Este paso no es previo al desarrollo, pero conviene aclararlo en este momento.</text:p>
        </text:list-item>
      </text:list>
      <text:p text:style-name="P2"/>
      <text:p text:style-name="P4">Una vez tenemos todo lo anterior preparado, el siguiente paso tras estudiar bien lo que piden, es un diseño rápido de lo que vamos a programar. En principio nuestra App incluye dos pantallas (Activities): </text:p>
      <text:p text:style-name="P4"/>
      <text:list xml:id="list7494697328211663919" text:style-name="L2">
        <text:list-item>
          <text:p text:style-name="P12">La inicial de Login, que será con la que arrancará la App, y será la típica pantalla de Login con entrada de datos para Usuario y Password, y dos botones de Cancelar, y Entrar para recoger esos datos y enviarlos a DropBox (hablaremos de esto más adelante). En este caso concreto, como no vamos a dedicar nuestro tiempo a conseguir una excepcional interfaz, obviaremos el uso de otros programas como Fluid, que nos ayudarían a realizar bocetos del diseño gráfico.</text:p>
        </text:list-item>
      </text:list>
      <text:p text:style-name="P4"/>
      <text:list xml:id="list268362994171177302" text:style-name="L3">
        <text:list-item>
          <text:p text:style-name="P13">La pantalla que muestra los resultados, es decir, la lista de libros de nuestra 'biblioteca' de Dropbox. Para esta pantalla, hemos considerado que la mejor opción es usar una Lista (ListActivity), cuyos elementos serán un icono genérico y el título del libro. Supondremos que los ficheros de extensón .epub tienen nombres con el siguiente formato “Nombre libro.epub” por lo que para procesar el título de cada libro, sólo tendremos que cortar del nombre del fichero la extensión y el punto ”.”.</text:p>
          <text:p text:style-name="P9"/>
        </text:list-item>
      </text:list>
      <text:p text:style-name="P2">Antes de explicar con más detalle lo que hace cada Activity, explicaremos los cambios realizados en <text:soft-page-break/>el fichero AndroidManifest:</text:p>
      <text:list xml:id="list6581047833094143411" text:style-name="L4">
        <text:list-item>
          <text:p text:style-name="P10">Incluir en la pantalla de Login la apariencia de diálogo:</text:p>
          <text:p text:style-name="P16"><text:span text:style-name="T5">android:theme</text:span><text:span text:style-name="T7">=</text:span><text:span text:style-name="T9">"@android:style/Theme.Dialog"</text:span></text:p>
        </text:list-item>
      </text:list>
      <text:p text:style-name="P2"/>
      <text:p text:style-name="P2"/>
      <text:list xml:id="list8897186966343064047" text:style-name="L5">
        <text:list-item>
          <text:p text:style-name="P14">Añadir permisos de internet, dado que necesitaremos conectarnos a DropBox para consultar su API y descargar/consultar datos. Para ello incluimos las líneas: </text:p>
          <text:p text:style-name="P17"><text:span text:style-name="T1">&lt;</text:span><text:span text:style-name="T3">uses-permission</text:span> <text:span text:style-name="T5">android:name</text:span><text:span text:style-name="T7">=</text:span><text:span text:style-name="T9">"android.permission.INTERNET"</text:span> <text:span text:style-name="T1">/&gt;</text:span></text:p>
          <text:p text:style-name="P7"><text:span text:style-name="T1">&lt;uses-permission </text:span><text:span text:style-name="T5">android:name</text:span><text:span text:style-name="T1">=</text:span><text:span text:style-name="T12">"android.permission.ACCESS_NETWORK_STATE"</text:span><text:span text:style-name="T1"> /&gt;</text:span></text:p>
          <text:p text:style-name="P18"/>
          <text:p text:style-name="P14"/>
        </text:list-item>
        <text:list-item>
          <text:p text:style-name="P14">Usarémos las versión 8. Por lo que incluiremos </text:p>
          <text:p text:style-name="P19"><text:span text:style-name="T2">&lt;</text:span><text:span text:style-name="T4">uses-sdk</text:span></text:p>
        </text:list-item>
      </text:list>
      <text:p text:style-name="P5"><text:s text:c="8"/><text:span text:style-name="T5">android:minSdkVersion</text:span><text:span text:style-name="T7">=</text:span><text:span text:style-name="T9">"8"</text:span></text:p>
      <text:p text:style-name="P6"><text:span text:style-name="T11"><text:s text:c="8"/></text:span><text:span text:style-name="T6">android:targetSdkVersion</text:span><text:span text:style-name="T8">=</text:span><text:span text:style-name="T10">"8"</text:span><text:span text:style-name="T11"> </text:span><text:span text:style-name="T2">/&gt;</text:span></text:p>
      <text:p text:style-name="P20"/>
      <text:p text:style-name="P4"/>
      <text:p text:style-name="P4">A continuación explicamos el funcionamiento de cada una de las dos pantallas de nuestra App:</text:p>
      <text:p text:style-name="P4">La pantalla de Login</text:p>
      <text:p text:style-name="P4"/>
      <text:p text:style-name="P4">….......aqui hablar de la Api de Dropbox. Posibles mocks, …...</text:p>
      <text:p text:style-name="P4"/>
      <text:p text:style-name="P4">La pantalla que lista los libros:</text:p>
      <text:list xml:id="list7220067361341159216" text:style-name="L6">
        <text:list-item>
          <text:p text:style-name="P15">Para crear el menú desplegable que se active cuando se pulse la tecla menú del terminal Android, hemos creado un nuevo archivo xml de tipo “menu”, en la carpeta “res” llamado menu.xml. Posteriormente se le han añadido dos nuevos elementos según nos piden, es decir, uno para ordenar alfabéticamente los libros, y otro para ordenar según la fecha. El paso inmediato a la creación del menú, es crear la funcionalidad de cada uno. Antes de abordar la implementación de los métodos de ordenación, conviene recordar que a partir de la versión 3 de Android, se introdujo el “ActionBar”, que sustituye a los menús. No obstante para nuestra prueba usaremos el menú clásico que aparece en la parte inferior al pulsar la tecla física de menú del terminal.</text:p>
        </text:list-item>
        <text:list-item>
          <text:p text:style-name="P15">La lista (ListActivity) que mostrará los datos, obtiene éstos a partir de los datos que proporcione la API de DropBox pero no de forma directa. Como paso intermedio, los datos obtenidos son almacenados en un Array que será el que rellene cada fila de la lista.</text:p>
        </text:list-item>
        <text:list-item>
          <text:p text:style-name="P15">Para el evento de click sobre el icono que mostrará la portada del libro, ….</text:p>
        </text:list-item>
        <text:list-item>
          <text:p text:style-name="P15">Es posible implementar de forma más eficiente la lista, mediante un “Holder” que nos ahorrará memoria y hará que en caso de listas muy largas, la carga se produzca más rápido. Para este caso hemos optado por algo más sencillo de programar pero menos eficiente.</text:p>
        </text:list-item>
      </text:list>
      <text:p text:style-name="P4"/>
      <text:p text:style-name="P4"/>
      <text:p text:style-name="P2"/>
      <text:p text:style-name="P2">….....................hablar de la lista, y del menú desplegable para orden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i </meta:initial-creator>
    <meta:creation-date>2014-01-11T12:53:29.14</meta:creation-date>
    <dc:date>2014-01-12T17:28:34.76</dc:date>
    <dc:creator>Nati </dc:creator>
    <meta:editing-duration>PT6H21M32S</meta:editing-duration>
    <meta:editing-cycles>23</meta:editing-cycles>
    <meta:generator>OpenOffice/4.0.1$Win32 OpenOffice.org_project/401m5$Build-9714</meta:generator>
    <meta:document-statistic meta:table-count="0" meta:image-count="0" meta:object-count="0" meta:page-count="2" meta:paragraph-count="33" meta:word-count="817" meta:character-count="5127"/>
  </office:meta>
</office:document-meta>
</file>